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number-columns-repeated="3" office:value-type="float" office:value="2015" calcext:value-type="float">
            <text:p>2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. nro</text:p>
          </table:table-cell>
          <table:table-cell office:value-type="string" calcext:value-type="string">
            <text:p>districte nom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VISITES</text:p>
          </table:table-cell>
          <table:table-cell office:value-type="string" calcext:value-type="string">
            <text:p>PRÉSTEC TOTAL</text:p>
          </table:table-cell>
          <table:table-cell office:value-type="string" calcext:value-type="string">
            <text:p>PR.LLIBRES</text:p>
          </table:table-cell>
          <table:table-cell office:value-type="string" calcext:value-type="string">
            <text:p>hab/una biblio</text:p>
          </table:table-cell>
          <table:table-cell office:value-type="string" calcext:value-type="string">
            <text:p>pobl districte2015</text:p>
          </table:table-cell>
          <table:table-cell office:value-type="string" calcext:value-type="string">
            <text:p>nªbiblios districte</text:p>
          </table:table-cell>
          <table:table-cell office:value-type="string" calcext:value-type="string">
            <text:p>Bib/100m hab</text:p>
          </table:table-cell>
          <table:table-cell office:value-type="string" calcext:value-type="string">
            <text:p>pr.llibres/pr.total</text:p>
          </table:table-cell>
          <table:table-cell office:value-type="string" calcext:value-type="string">
            <text:p>docs.pr/visita</text:p>
          </table:table-cell>
          <table:table-cell office:value-type="string" calcext:value-type="string">
            <text:p>pr.llibre/visita</text:p>
          </table:table-cell>
          <table:table-cell office:value-type="string" calcext:value-type="string">
            <text:p>vis/total distr</text:p>
          </table:table-cell>
          <table:table-cell office:value-type="string" calcext:value-type="string">
            <text:p>vis/total bcn</text:p>
          </table:table-cell>
          <table:table-cell office:value-type="string" calcext:value-type="string">
            <text:p>pr./total bcn</text:p>
          </table:table-cell>
          <table:table-cell office:value-type="string" calcext:value-type="string">
            <text:p>pr.llibre/total bcn</text:p>
          </table:table-cell>
          <table:table-cell office:value-type="string" calcext:value-type="string">
            <text:p>INFO 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Barceloneta-La Fraternitat</text:p>
          </table:table-cell>
          <table:table-cell office:value-type="float" office:value="84.919" calcext:value-type="float">
            <text:p>84,919</text:p>
          </table:table-cell>
          <table:table-cell office:value-type="float" office:value="64.157" calcext:value-type="float">
            <text:p>64,157</text:p>
          </table:table-cell>
          <table:table-cell office:value-type="float" office:value="31.073" calcext:value-type="float">
            <text:p>31,073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48.43%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6.63%</text:p>
          </table:table-cell>
          <table:table-cell office:value-type="string" calcext:value-type="string">
            <text:p>1.37%</text:p>
          </table:table-cell>
          <table:table-cell office:value-type="string" calcext:value-type="string">
            <text:p>1.88%</text:p>
          </table:table-cell>
          <table:table-cell office:value-type="string" calcext:value-type="string">
            <text:p>1.53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Francesca Bonnemaison</text:p>
          </table:table-cell>
          <table:table-cell office:value-type="float" office:value="144.458" calcext:value-type="float">
            <text:p>144,458</text:p>
          </table:table-cell>
          <table:table-cell office:value-type="float" office:value="114.844" calcext:value-type="float">
            <text:p>114,844</text:p>
          </table:table-cell>
          <table:table-cell office:value-type="float" office:value="62.853" calcext:value-type="float">
            <text:p>62,853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54.73%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8.29%</text:p>
          </table:table-cell>
          <table:table-cell office:value-type="string" calcext:value-type="string">
            <text:p>2.33%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3.1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Gòtic-Andreu Nin</text:p>
          </table:table-cell>
          <table:table-cell office:value-type="float" office:value="85.241" calcext:value-type="float">
            <text:p>85,241</text:p>
          </table:table-cell>
          <table:table-cell office:value-type="float" office:value="52.408" calcext:value-type="float">
            <text:p>52,408</text:p>
          </table:table-cell>
          <table:table-cell office:value-type="float" office:value="25.302" calcext:value-type="float">
            <text:p>25,302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48.28%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6.69%</text:p>
          </table:table-cell>
          <table:table-cell office:value-type="string" calcext:value-type="string">
            <text:p>1.37%</text:p>
          </table:table-cell>
          <table:table-cell office:value-type="string" calcext:value-type="string">
            <text:p>1.53%</text:p>
          </table:table-cell>
          <table:table-cell office:value-type="string" calcext:value-type="string">
            <text:p>1.25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utat Vella</text:p>
          </table:table-cell>
          <table:table-cell office:value-type="string" calcext:value-type="string">
            <text:p>Biblioteca Sant Pau-Santa Creu </text:p>
          </table:table-cell>
          <table:table-cell office:value-type="float" office:value="195.987" calcext:value-type="float">
            <text:p>195,987</text:p>
          </table:table-cell>
          <table:table-cell office:value-type="float" office:value="89.918" calcext:value-type="float">
            <text:p>89,918</text:p>
          </table:table-cell>
          <table:table-cell office:value-type="float" office:value="50.596" calcext:value-type="float">
            <text:p>50,596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56.27%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8.38%</text:p>
          </table:table-cell>
          <table:table-cell office:value-type="string" calcext:value-type="string">
            <text:p>3.16%</text:p>
          </table:table-cell>
          <table:table-cell office:value-type="string" calcext:value-type="string">
            <text:p>2.63%</text:p>
          </table:table-cell>
          <table:table-cell office:value-type="string" calcext:value-type="string">
            <text:p>2.50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1. Ciutat Vella</text:p>
          </table:table-cell>
          <table:table-cell office:value-type="float" office:value="510.605" calcext:value-type="float">
            <text:p>510,605</text:p>
          </table:table-cell>
          <table:table-cell office:value-type="float" office:value="321.327" calcext:value-type="float">
            <text:p>321,327</text:p>
          </table:table-cell>
          <table:table-cell office:value-type="float" office:value="169.824" calcext:value-type="float">
            <text:p>169,824</text:p>
          </table:table-cell>
          <table:table-cell office:value-type="string" calcext:value-type="string">
            <text:p>25,028.75 </text:p>
          </table:table-cell>
          <table:table-cell office:value-type="string" calcext:value-type="string">
            <text:p>100,115.00 </text:p>
          </table:table-cell>
          <table:table-cell office:value-type="float" office:value="4" calcext:value-type="float">
            <text:p>4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52.85%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8.23%</text:p>
          </table:table-cell>
          <table:table-cell office:value-type="string" calcext:value-type="string">
            <text:p>9.39%</text:p>
          </table:table-cell>
          <table:table-cell office:value-type="string" calcext:value-type="string">
            <text:p>8.39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Esquerra de l'Eix.-A. Centelles (1)</text:p>
          </table:table-cell>
          <table:table-cell office:value-type="float" office:value="331.382" calcext:value-type="float">
            <text:p>331,382</text:p>
          </table:table-cell>
          <table:table-cell office:value-type="float" office:value="189.834" calcext:value-type="float">
            <text:p>189,834</text:p>
          </table:table-cell>
          <table:table-cell office:value-type="float" office:value="117.243" calcext:value-type="float">
            <text:p>117,243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61.76%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2.12%</text:p>
          </table:table-cell>
          <table:table-cell office:value-type="string" calcext:value-type="string">
            <text:p>5.34%</text:p>
          </table:table-cell>
          <table:table-cell office:value-type="string" calcext:value-type="string">
            <text:p>5.55%</text:p>
          </table:table-cell>
          <table:table-cell office:value-type="string" calcext:value-type="string">
            <text:p>5.79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Fort Pienc <text:s/>(2)</text:p>
          </table:table-cell>
          <table:table-cell office:value-type="float" office:value="89.383" calcext:value-type="float">
            <text:p>89,383</text:p>
          </table:table-cell>
          <table:table-cell office:value-type="float" office:value="45.543" calcext:value-type="float">
            <text:p>45,543</text:p>
          </table:table-cell>
          <table:table-cell office:value-type="float" office:value="25.63" calcext:value-type="float">
            <text:p>25,63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56.28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8.66%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1.33%</text:p>
          </table:table-cell>
          <table:table-cell office:value-type="string" calcext:value-type="string">
            <text:p>1.27%</text:p>
          </table:table-cell>
          <table:table-cell office:value-type="string" calcext:value-type="string">
            <text:p>Tancada 16/6 – 31/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Joan Miró (3)</text:p>
          </table:table-cell>
          <table:table-cell office:value-type="float" office:value="43.936" calcext:value-type="float">
            <text:p>43,936</text:p>
          </table:table-cell>
          <table:table-cell office:value-type="float" office:value="15.574" calcext:value-type="float">
            <text:p>15,574</text:p>
          </table:table-cell>
          <table:table-cell office:value-type="float" office:value="9.114" calcext:value-type="float">
            <text:p>9,114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58.52%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4.26%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Tancada 1/1 – 8/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agrada Família (4)</text:p>
          </table:table-cell>
          <table:table-cell office:value-type="float" office:value="322.837" calcext:value-type="float">
            <text:p>322,837</text:p>
          </table:table-cell>
          <table:table-cell office:value-type="float" office:value="182.223" calcext:value-type="float">
            <text:p>182,223</text:p>
          </table:table-cell>
          <table:table-cell office:value-type="float" office:value="120.082" calcext:value-type="float">
            <text:p>120,082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65.90%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31.29%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.33%</text:p>
          </table:table-cell>
          <table:table-cell office:value-type="string" calcext:value-type="string">
            <text:p>5.93%</text:p>
          </table:table-cell>
          <table:table-cell office:value-type="string" calcext:value-type="string">
            <text:p>Tancada 1/8 – 20/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ant Antoni-Joan Oliver</text:p>
          </table:table-cell>
          <table:table-cell office:value-type="float" office:value="143.175" calcext:value-type="float">
            <text:p>143,175</text:p>
          </table:table-cell>
          <table:table-cell office:value-type="float" office:value="96.993" calcext:value-type="float">
            <text:p>96,993</text:p>
          </table:table-cell>
          <table:table-cell office:value-type="float" office:value="57.386" calcext:value-type="float">
            <text:p>57,386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59.17%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3.88%</text:p>
          </table:table-cell>
          <table:table-cell office:value-type="string" calcext:value-type="string">
            <text:p>2.31%</text:p>
          </table:table-cell>
          <table:table-cell table:number-columns-repeated="2" office:value-type="string" calcext:value-type="string">
            <text:p>2.83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ixample</text:p>
          </table:table-cell>
          <table:table-cell office:value-type="string" calcext:value-type="string">
            <text:p>Biblioteca Sofia Barat</text:p>
          </table:table-cell>
          <table:table-cell office:value-type="float" office:value="101.088" calcext:value-type="float">
            <text:p>101,088</text:p>
          </table:table-cell>
          <table:table-cell office:value-type="float" office:value="71.462" calcext:value-type="float">
            <text:p>71,462</text:p>
          </table:table-cell>
          <table:table-cell office:value-type="float" office:value="42.371" calcext:value-type="float">
            <text:p>42,371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59.29%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1.63%</text:p>
          </table:table-cell>
          <table:table-cell table:number-columns-repeated="2" office:value-type="string" calcext:value-type="string">
            <text:p>2.09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2. Eixample</text:p>
          </table:table-cell>
          <table:table-cell office:value-type="string" calcext:value-type="string">
            <text:p>1,031,801</text:p>
          </table:table-cell>
          <table:table-cell office:value-type="float" office:value="601.629" calcext:value-type="float">
            <text:p>601,629</text:p>
          </table:table-cell>
          <table:table-cell office:value-type="float" office:value="371.826" calcext:value-type="float">
            <text:p>371,826</text:p>
          </table:table-cell>
          <table:table-cell office:value-type="string" calcext:value-type="string">
            <text:p>43,926.33 </text:p>
          </table:table-cell>
          <table:table-cell office:value-type="string" calcext:value-type="string">
            <text:p>263,558.00 </text:p>
          </table:table-cell>
          <table:table-cell office:value-type="float" office:value="6" calcext:value-type="float">
            <text:p>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61.80%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16.62%</text:p>
          </table:table-cell>
          <table:table-cell office:value-type="string" calcext:value-type="string">
            <text:p>17.58%</text:p>
          </table:table-cell>
          <table:table-cell office:value-type="string" calcext:value-type="string">
            <text:p>18.36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Francesc Candel</text:p>
          </table:table-cell>
          <table:table-cell office:value-type="float" office:value="146.186" calcext:value-type="float">
            <text:p>146,186</text:p>
          </table:table-cell>
          <table:table-cell office:value-type="float" office:value="93.846" calcext:value-type="float">
            <text:p>93,846</text:p>
          </table:table-cell>
          <table:table-cell office:value-type="float" office:value="46.834" calcext:value-type="float">
            <text:p>46,834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49.91%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7.35%</text:p>
          </table:table-cell>
          <table:table-cell office:value-type="string" calcext:value-type="string">
            <text:p>2.36%</text:p>
          </table:table-cell>
          <table:table-cell office:value-type="string" calcext:value-type="string">
            <text:p>2.74%</text:p>
          </table:table-cell>
          <table:table-cell office:value-type="string" calcext:value-type="string">
            <text:p>2.31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Poble-Sec Francesc Boix</text:p>
          </table:table-cell>
          <table:table-cell office:value-type="float" office:value="97.67" calcext:value-type="float">
            <text:p>97,67</text:p>
          </table:table-cell>
          <table:table-cell office:value-type="float" office:value="68.878" calcext:value-type="float">
            <text:p>68,878</text:p>
          </table:table-cell>
          <table:table-cell office:value-type="float" office:value="39.948" calcext:value-type="float">
            <text:p>39,948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8.28%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2.01%</text:p>
          </table:table-cell>
          <table:table-cell office:value-type="string" calcext:value-type="string">
            <text:p>1.97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s-Montjuïc</text:p>
          </table:table-cell>
          <table:table-cell office:value-type="string" calcext:value-type="string">
            <text:p>Biblioteca Vapor Vell</text:p>
          </table:table-cell>
          <table:table-cell office:value-type="float" office:value="290.584" calcext:value-type="float">
            <text:p>290,584</text:p>
          </table:table-cell>
          <table:table-cell office:value-type="float" office:value="148.613" calcext:value-type="float">
            <text:p>148,613</text:p>
          </table:table-cell>
          <table:table-cell office:value-type="float" office:value="91.899" calcext:value-type="float">
            <text:p>91,899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61.84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.37%</text:p>
          </table:table-cell>
          <table:table-cell office:value-type="string" calcext:value-type="string">
            <text:p>4.68%</text:p>
          </table:table-cell>
          <table:table-cell office:value-type="string" calcext:value-type="string">
            <text:p>4.34%</text:p>
          </table:table-cell>
          <table:table-cell office:value-type="string" calcext:value-type="string">
            <text:p>4.54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3. Sants-Montjuïc</text:p>
          </table:table-cell>
          <table:table-cell office:value-type="float" office:value="534.44" calcext:value-type="float">
            <text:p>534,44</text:p>
          </table:table-cell>
          <table:table-cell office:value-type="float" office:value="311.337" calcext:value-type="float">
            <text:p>311,337</text:p>
          </table:table-cell>
          <table:table-cell office:value-type="float" office:value="178.681" calcext:value-type="float">
            <text:p>178,681</text:p>
          </table:table-cell>
          <table:table-cell office:value-type="string" calcext:value-type="string">
            <text:p>60,252.33 </text:p>
          </table:table-cell>
          <table:table-cell office:value-type="string" calcext:value-type="string">
            <text:p>180,757.00 </text:p>
          </table:table-cell>
          <table:table-cell office:value-type="float" office:value="3" calcext:value-type="float">
            <text:p>3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57.39%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8.61%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8.82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Corts</text:p>
          </table:table-cell>
          <table:table-cell office:value-type="string" calcext:value-type="string">
            <text:p>Biblioteca Can Rosés</text:p>
          </table:table-cell>
          <table:table-cell office:value-type="float" office:value="111.632" calcext:value-type="float">
            <text:p>111,632</text:p>
          </table:table-cell>
          <table:table-cell office:value-type="float" office:value="56.538" calcext:value-type="float">
            <text:p>56,538</text:p>
          </table:table-cell>
          <table:table-cell office:value-type="float" office:value="32.929" calcext:value-type="float">
            <text:p>32,929</text:p>
          </table:table-cell>
          <table:table-cell office:value-type="string" calcext:value-type="string">
            <text:p>40,765.00 </text:p>
          </table:table-cell>
          <table:table-cell office:value-type="string" calcext:value-type="string">
            <text:p>81,530.00 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58.24%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9.42%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1.65%</text:p>
          </table:table-cell>
          <table:table-cell office:value-type="string" calcext:value-type="string">
            <text:p>1.63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Corts</text:p>
          </table:table-cell>
          <table:table-cell office:value-type="string" calcext:value-type="string">
            <text:p>Biblioteca Les Corts-Miquel Llongueras (5)</text:p>
          </table:table-cell>
          <table:table-cell office:value-type="float" office:value="114.24" calcext:value-type="float">
            <text:p>114,24</text:p>
          </table:table-cell>
          <table:table-cell office:value-type="float" office:value="50.384" calcext:value-type="float">
            <text:p>50,384</text:p>
          </table:table-cell>
          <table:table-cell office:value-type="float" office:value="32.271" calcext:value-type="float">
            <text:p>32,271</text:p>
          </table:table-cell>
          <table:table-cell office:value-type="string" calcext:value-type="string">
            <text:p>40,765.00 </text:p>
          </table:table-cell>
          <table:table-cell office:value-type="string" calcext:value-type="string">
            <text:p>81,530.00 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64.05%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50.58%</text:p>
          </table:table-cell>
          <table:table-cell office:value-type="string" calcext:value-type="string">
            <text:p>1.84%</text:p>
          </table:table-cell>
          <table:table-cell office:value-type="string" calcext:value-type="string">
            <text:p>1.47%</text:p>
          </table:table-cell>
          <table:table-cell office:value-type="string" calcext:value-type="string">
            <text:p>1.59%</text:p>
          </table:table-cell>
          <table:table-cell office:value-type="string" calcext:value-type="string">
            <text:p>Tancada 1/7 – 31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4. Les Corts</text:p>
          </table:table-cell>
          <table:table-cell office:value-type="float" office:value="225.872" calcext:value-type="float">
            <text:p>225,872</text:p>
          </table:table-cell>
          <table:table-cell office:value-type="float" office:value="106.922" calcext:value-type="float">
            <text:p>106,922</text:p>
          </table:table-cell>
          <table:table-cell office:value-type="float" office:value="65.2" calcext:value-type="float">
            <text:p>65,2</text:p>
          </table:table-cell>
          <table:table-cell office:value-type="string" calcext:value-type="string">
            <text:p>40,765.00 </text:p>
          </table:table-cell>
          <table:table-cell office:value-type="string" calcext:value-type="string">
            <text:p>81,530.00 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60.98%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3.64%</text:p>
          </table:table-cell>
          <table:table-cell office:value-type="string" calcext:value-type="string">
            <text:p>3.13%</text:p>
          </table:table-cell>
          <table:table-cell office:value-type="string" calcext:value-type="string">
            <text:p>3.22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Clarà</text:p>
          </table:table-cell>
          <table:table-cell office:value-type="float" office:value="84.444" calcext:value-type="float">
            <text:p>84,444</text:p>
          </table:table-cell>
          <table:table-cell office:value-type="float" office:value="67.067" calcext:value-type="float">
            <text:p>67,067</text:p>
          </table:table-cell>
          <table:table-cell office:value-type="float" office:value="38.256" calcext:value-type="float">
            <text:p>38,256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57.04%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4.57%</text:p>
          </table:table-cell>
          <table:table-cell office:value-type="string" calcext:value-type="string">
            <text:p>1.36%</text:p>
          </table:table-cell>
          <table:table-cell office:value-type="string" calcext:value-type="string">
            <text:p>1.96%</text:p>
          </table:table-cell>
          <table:table-cell office:value-type="string" calcext:value-type="string">
            <text:p>1.89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Collserola-Josep Miracle</text:p>
          </table:table-cell>
          <table:table-cell office:value-type="float" office:value="28.317" calcext:value-type="float">
            <text:p>28,317</text:p>
          </table:table-cell>
          <table:table-cell office:value-type="float" office:value="25.725" calcext:value-type="float">
            <text:p>25,725</text:p>
          </table:table-cell>
          <table:table-cell office:value-type="float" office:value="13.472" calcext:value-type="float">
            <text:p>13,472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52.37%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8.24%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0.75%</text:p>
          </table:table-cell>
          <table:table-cell office:value-type="string" calcext:value-type="string">
            <text:p>0.67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rià-Sant Gervasi</text:p>
          </table:table-cell>
          <table:table-cell office:value-type="string" calcext:value-type="string">
            <text:p>Biblioteca Sant Gervasi-Joan Maragall (6)</text:p>
          </table:table-cell>
          <table:table-cell office:value-type="float" office:value="230.954" calcext:value-type="float">
            <text:p>230,954</text:p>
          </table:table-cell>
          <table:table-cell office:value-type="float" office:value="107.936" calcext:value-type="float">
            <text:p>107,936</text:p>
          </table:table-cell>
          <table:table-cell office:value-type="float" office:value="69.47" calcext:value-type="float">
            <text:p>69,47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64.36%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67.19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3.15%</text:p>
          </table:table-cell>
          <table:table-cell office:value-type="string" calcext:value-type="string">
            <text:p>3.43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5. Sarrià-Sant Gervasi</text:p>
          </table:table-cell>
          <table:table-cell office:value-type="float" office:value="343.715" calcext:value-type="float">
            <text:p>343,715</text:p>
          </table:table-cell>
          <table:table-cell office:value-type="float" office:value="200.728" calcext:value-type="float">
            <text:p>200,728</text:p>
          </table:table-cell>
          <table:table-cell office:value-type="float" office:value="121.198" calcext:value-type="float">
            <text:p>121,198</text:p>
          </table:table-cell>
          <table:table-cell office:value-type="string" calcext:value-type="string">
            <text:p>48,944.67 </text:p>
          </table:table-cell>
          <table:table-cell office:value-type="string" calcext:value-type="string">
            <text:p>146,834.00 </text:p>
          </table:table-cell>
          <table:table-cell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60.38%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5.54%</text:p>
          </table:table-cell>
          <table:table-cell office:value-type="string" calcext:value-type="string">
            <text:p>5.87%</text:p>
          </table:table-cell>
          <table:table-cell office:value-type="string" calcext:value-type="string">
            <text:p>5.98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Jaume Fuster</text:p>
          </table:table-cell>
          <table:table-cell office:value-type="float" office:value="731.746" calcext:value-type="float">
            <text:p>731,746</text:p>
          </table:table-cell>
          <table:table-cell office:value-type="float" office:value="244.183" calcext:value-type="float">
            <text:p>244,183</text:p>
          </table:table-cell>
          <table:table-cell office:value-type="float" office:value="153.651" calcext:value-type="float">
            <text:p>153,651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62.92%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2.83%</text:p>
          </table:table-cell>
          <table:table-cell office:value-type="string" calcext:value-type="string">
            <text:p>11.79%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7.59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Vallcarca i els Penitents </text:p>
          </table:table-cell>
          <table:table-cell office:value-type="float" office:value="60.366" calcext:value-type="float">
            <text:p>60,366</text:p>
          </table:table-cell>
          <table:table-cell office:value-type="float" office:value="44.001" calcext:value-type="float">
            <text:p>44,001</text:p>
          </table:table-cell>
          <table:table-cell office:value-type="float" office:value="23.757" calcext:value-type="float">
            <text:p>23,757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53.99%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.01%</text:p>
          </table:table-cell>
          <table:table-cell office:value-type="string" calcext:value-type="string">
            <text:p>0.97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1.17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àcia</text:p>
          </table:table-cell>
          <table:table-cell office:value-type="string" calcext:value-type="string">
            <text:p>Biblioteca Vila de Gràcia</text:p>
          </table:table-cell>
          <table:table-cell office:value-type="float" office:value="212.663" calcext:value-type="float">
            <text:p>212,663</text:p>
          </table:table-cell>
          <table:table-cell office:value-type="float" office:value="124.943" calcext:value-type="float">
            <text:p>124,943</text:p>
          </table:table-cell>
          <table:table-cell office:value-type="float" office:value="73.701" calcext:value-type="float">
            <text:p>73,701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58.99%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1.17%</text:p>
          </table:table-cell>
          <table:table-cell office:value-type="string" calcext:value-type="string">
            <text:p>3.43%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3.64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6. Gràcia</text:p>
          </table:table-cell>
          <table:table-cell office:value-type="string" calcext:value-type="string">
            <text:p>1,004,775</text:p>
          </table:table-cell>
          <table:table-cell office:value-type="float" office:value="413.127" calcext:value-type="float">
            <text:p>413,127</text:p>
          </table:table-cell>
          <table:table-cell office:value-type="float" office:value="251.109" calcext:value-type="float">
            <text:p>251,109</text:p>
          </table:table-cell>
          <table:table-cell office:value-type="string" calcext:value-type="string">
            <text:p>40,133.67 </text:p>
          </table:table-cell>
          <table:table-cell office:value-type="string" calcext:value-type="string">
            <text:p>120,401.00 </text:p>
          </table:table-cell>
          <table:table-cell office:value-type="float" office:value="3" calcext:value-type="float">
            <text:p>3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60.78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16.19%</text:p>
          </table:table-cell>
          <table:table-cell office:value-type="string" calcext:value-type="string">
            <text:p>12.07%</text:p>
          </table:table-cell>
          <table:table-cell office:value-type="string" calcext:value-type="string">
            <text:p>12.4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El Carmel-Juan Marsé</text:p>
          </table:table-cell>
          <table:table-cell office:value-type="float" office:value="129.883" calcext:value-type="float">
            <text:p>129,883</text:p>
          </table:table-cell>
          <table:table-cell office:value-type="float" office:value="94.716" calcext:value-type="float">
            <text:p>94,716</text:p>
          </table:table-cell>
          <table:table-cell office:value-type="float" office:value="49.154" calcext:value-type="float">
            <text:p>49,154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3.78%</text:p>
          </table:table-cell>
          <table:table-cell office:value-type="string" calcext:value-type="string">
            <text:p>2.09%</text:p>
          </table:table-cell>
          <table:table-cell office:value-type="string" calcext:value-type="string">
            <text:p>2.77%</text:p>
          </table:table-cell>
          <table:table-cell office:value-type="string" calcext:value-type="string">
            <text:p>2.43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Guinardó-Mercè Rodoreda</text:p>
          </table:table-cell>
          <table:table-cell office:value-type="float" office:value="206.597" calcext:value-type="float">
            <text:p>206,597</text:p>
          </table:table-cell>
          <table:table-cell office:value-type="float" office:value="117.162" calcext:value-type="float">
            <text:p>117,162</text:p>
          </table:table-cell>
          <table:table-cell office:value-type="float" office:value="69.513" calcext:value-type="float">
            <text:p>69,513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59.33%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37.82%</text:p>
          </table:table-cell>
          <table:table-cell office:value-type="string" calcext:value-type="string">
            <text:p>3.33%</text:p>
          </table:table-cell>
          <table:table-cell office:value-type="string" calcext:value-type="string">
            <text:p>3.42%</text:p>
          </table:table-cell>
          <table:table-cell office:value-type="string" calcext:value-type="string">
            <text:p>3.43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Horta-Can Mariner</text:p>
          </table:table-cell>
          <table:table-cell office:value-type="float" office:value="183.184" calcext:value-type="float">
            <text:p>183,184</text:p>
          </table:table-cell>
          <table:table-cell office:value-type="float" office:value="98.73" calcext:value-type="float">
            <text:p>98,73</text:p>
          </table:table-cell>
          <table:table-cell office:value-type="float" office:value="59.658" calcext:value-type="float">
            <text:p>59,658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60.43%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3.53%</text:p>
          </table:table-cell>
          <table:table-cell office:value-type="string" calcext:value-type="string">
            <text:p>2.95%</text:p>
          </table:table-cell>
          <table:table-cell office:value-type="string" calcext:value-type="string">
            <text:p>2.89%</text:p>
          </table:table-cell>
          <table:table-cell office:value-type="string" calcext:value-type="string">
            <text:p>2.95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rta-Guinardó</text:p>
          </table:table-cell>
          <table:table-cell office:value-type="string" calcext:value-type="string">
            <text:p>Biblioteca Montbau-Albert Pérez Baró (7)</text:p>
          </table:table-cell>
          <table:table-cell office:value-type="float" office:value="26.62" calcext:value-type="float">
            <text:p>26,62</text:p>
          </table:table-cell>
          <table:table-cell office:value-type="float" office:value="14.91" calcext:value-type="float">
            <text:p>14,91</text:p>
          </table:table-cell>
          <table:table-cell office:value-type="float" office:value="9.088" calcext:value-type="float">
            <text:p>9,088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60.95%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.87%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Tancada 1/1 – 1/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7. Horta-Guinardó</text:p>
          </table:table-cell>
          <table:table-cell office:value-type="float" office:value="546.284" calcext:value-type="float">
            <text:p>546,284</text:p>
          </table:table-cell>
          <table:table-cell office:value-type="float" office:value="325.518" calcext:value-type="float">
            <text:p>325,518</text:p>
          </table:table-cell>
          <table:table-cell office:value-type="float" office:value="187.413" calcext:value-type="float">
            <text:p>187,413</text:p>
          </table:table-cell>
          <table:table-cell office:value-type="string" calcext:value-type="string">
            <text:p>41,639.75 </text:p>
          </table:table-cell>
          <table:table-cell office:value-type="string" calcext:value-type="string">
            <text:p>166,559.00 </text:p>
          </table:table-cell>
          <table:table-cell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57.57%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8.80%</text:p>
          </table:table-cell>
          <table:table-cell office:value-type="string" calcext:value-type="string">
            <text:p>9.51%</text:p>
          </table:table-cell>
          <table:table-cell office:value-type="string" calcext:value-type="string">
            <text:p>9.25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Canyelles</text:p>
          </table:table-cell>
          <table:table-cell office:value-type="float" office:value="25.196" calcext:value-type="float">
            <text:p>25,196</text:p>
          </table:table-cell>
          <table:table-cell office:value-type="float" office:value="13.493" calcext:value-type="float">
            <text:p>13,493</text:p>
          </table:table-cell>
          <table:table-cell office:value-type="float" office:value="6.408" calcext:value-type="float">
            <text:p>6,408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47.49%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4.53%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0.39%</text:p>
          </table:table-cell>
          <table:table-cell office:value-type="string" calcext:value-type="string">
            <text:p>0.32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Les Roquetes </text:p>
          </table:table-cell>
          <table:table-cell office:value-type="float" office:value="86.139" calcext:value-type="float">
            <text:p>86,139</text:p>
          </table:table-cell>
          <table:table-cell office:value-type="float" office:value="43.144" calcext:value-type="float">
            <text:p>43,144</text:p>
          </table:table-cell>
          <table:table-cell office:value-type="float" office:value="23.145" calcext:value-type="float">
            <text:p>23,145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53.65%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5.48%</text:p>
          </table:table-cell>
          <table:table-cell office:value-type="string" calcext:value-type="string">
            <text:p>1.39%</text:p>
          </table:table-cell>
          <table:table-cell office:value-type="string" calcext:value-type="string">
            <text:p>1.26%</text:p>
          </table:table-cell>
          <table:table-cell office:value-type="string" calcext:value-type="string">
            <text:p>1.14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Nou Barris</text:p>
          </table:table-cell>
          <table:table-cell office:value-type="float" office:value="226.471" calcext:value-type="float">
            <text:p>226,471</text:p>
          </table:table-cell>
          <table:table-cell office:value-type="float" office:value="102.686" calcext:value-type="float">
            <text:p>102,686</text:p>
          </table:table-cell>
          <table:table-cell office:value-type="float" office:value="66.086" calcext:value-type="float">
            <text:p>66,086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64.36%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0.71%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3.26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Vilapicina i la Torre Llobeta </text:p>
          </table:table-cell>
          <table:table-cell office:value-type="float" office:value="147.571" calcext:value-type="float">
            <text:p>147,571</text:p>
          </table:table-cell>
          <table:table-cell office:value-type="float" office:value="99.502" calcext:value-type="float">
            <text:p>99,502</text:p>
          </table:table-cell>
          <table:table-cell office:value-type="float" office:value="58.436" calcext:value-type="float">
            <text:p>58,436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58.73%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26.53%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2.91%</text:p>
          </table:table-cell>
          <table:table-cell office:value-type="string" calcext:value-type="string">
            <text:p>2.89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u Barris</text:p>
          </table:table-cell>
          <table:table-cell office:value-type="string" calcext:value-type="string">
            <text:p>Biblioteca Zona Nord</text:p>
          </table:table-cell>
          <table:table-cell office:value-type="float" office:value="70.904" calcext:value-type="float">
            <text:p>70,904</text:p>
          </table:table-cell>
          <table:table-cell office:value-type="float" office:value="42.695" calcext:value-type="float">
            <text:p>42,695</text:p>
          </table:table-cell>
          <table:table-cell office:value-type="float" office:value="26.258" calcext:value-type="float">
            <text:p>26,258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61.50%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2.75%</text:p>
          </table:table-cell>
          <table:table-cell office:value-type="string" calcext:value-type="string">
            <text:p>1.14%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1.30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8. Nou Barris</text:p>
          </table:table-cell>
          <table:table-cell office:value-type="float" office:value="556.281" calcext:value-type="float">
            <text:p>556,281</text:p>
          </table:table-cell>
          <table:table-cell office:value-type="float" office:value="301.52" calcext:value-type="float">
            <text:p>301,52</text:p>
          </table:table-cell>
          <table:table-cell office:value-type="float" office:value="180.333" calcext:value-type="float">
            <text:p>180,333</text:p>
          </table:table-cell>
          <table:table-cell office:value-type="string" calcext:value-type="string">
            <text:p>32,929.60 </text:p>
          </table:table-cell>
          <table:table-cell office:value-type="string" calcext:value-type="string">
            <text:p>164,648.00 </text:p>
          </table:table-cell>
          <table:table-cell office:value-type="float" office:value="5" calcext:value-type="float">
            <text:p>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59.81%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8.96%</text:p>
          </table:table-cell>
          <table:table-cell office:value-type="string" calcext:value-type="string">
            <text:p>8.81%</text:p>
          </table:table-cell>
          <table:table-cell office:value-type="string" calcext:value-type="string">
            <text:p>8.90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Bon Pastor</text:p>
          </table:table-cell>
          <table:table-cell office:value-type="float" office:value="80.169" calcext:value-type="float">
            <text:p>80,169</text:p>
          </table:table-cell>
          <table:table-cell office:value-type="float" office:value="40.347" calcext:value-type="float">
            <text:p>40,347</text:p>
          </table:table-cell>
          <table:table-cell office:value-type="float" office:value="20.776" calcext:value-type="float">
            <text:p>20,77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51.49%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1.96%</text:p>
          </table:table-cell>
          <table:table-cell office:value-type="string" calcext:value-type="string">
            <text:p>1.29%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1.03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Ignasi Iglésias-Can Fabra (8)</text:p>
          </table:table-cell>
          <table:table-cell office:value-type="float" office:value="407.587" calcext:value-type="float">
            <text:p>407,587</text:p>
          </table:table-cell>
          <table:table-cell office:value-type="float" office:value="186.152" calcext:value-type="float">
            <text:p>186,152</text:p>
          </table:table-cell>
          <table:table-cell office:value-type="float" office:value="119.27" calcext:value-type="float">
            <text:p>119,27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64.07%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60.82%</text:p>
          </table:table-cell>
          <table:table-cell office:value-type="string" calcext:value-type="string">
            <text:p>6.57%</text:p>
          </table:table-cell>
          <table:table-cell office:value-type="string" calcext:value-type="string">
            <text:p>5.44%</text:p>
          </table:table-cell>
          <table:table-cell office:value-type="string" calcext:value-type="string">
            <text:p>5.89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La Sagrera-Marina Clotet</text:p>
          </table:table-cell>
          <table:table-cell office:value-type="float" office:value="96.175" calcext:value-type="float">
            <text:p>96,175</text:p>
          </table:table-cell>
          <table:table-cell office:value-type="float" office:value="63.623" calcext:value-type="float">
            <text:p>63,623</text:p>
          </table:table-cell>
          <table:table-cell office:value-type="float" office:value="36.256" calcext:value-type="float">
            <text:p>36,25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56.99%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4.35%</text:p>
          </table:table-cell>
          <table:table-cell office:value-type="string" calcext:value-type="string">
            <text:p>1.55%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1.79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t Andreu</text:p>
          </table:table-cell>
          <table:table-cell office:value-type="string" calcext:value-type="string">
            <text:p>Biblioteca Trinitat Vella - J.Barbero (9)</text:p>
          </table:table-cell>
          <table:table-cell office:value-type="float" office:value="86.269" calcext:value-type="float">
            <text:p>86,269</text:p>
          </table:table-cell>
          <table:table-cell office:value-type="float" office:value="23.695" calcext:value-type="float">
            <text:p>23,695</text:p>
          </table:table-cell>
          <table:table-cell office:value-type="float" office:value="13.956" calcext:value-type="float">
            <text:p>13,956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58.90%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2.87%</text:p>
          </table:table-cell>
          <table:table-cell office:value-type="string" calcext:value-type="string">
            <text:p>1.39%</text:p>
          </table:table-cell>
          <table:table-cell table:number-columns-repeated="2" office:value-type="string" calcext:value-type="string">
            <text:p>0.69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9. Sant Andreu</text:p>
          </table:table-cell>
          <table:table-cell office:value-type="float" office:value="670.2" calcext:value-type="float">
            <text:p>670,2</text:p>
          </table:table-cell>
          <table:table-cell office:value-type="float" office:value="313.817" calcext:value-type="float">
            <text:p>313,817</text:p>
          </table:table-cell>
          <table:table-cell office:value-type="float" office:value="190.258" calcext:value-type="float">
            <text:p>190,258</text:p>
          </table:table-cell>
          <table:table-cell office:value-type="string" calcext:value-type="string">
            <text:p>36,623.50 </text:p>
          </table:table-cell>
          <table:table-cell office:value-type="string" calcext:value-type="string">
            <text:p>146,494.00 </text:p>
          </table:table-cell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60.63%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10.80%</text:p>
          </table:table-cell>
          <table:table-cell office:value-type="string" calcext:value-type="string">
            <text:p>9.17%</text:p>
          </table:table-cell>
          <table:table-cell office:value-type="string" calcext:value-type="string">
            <text:p>9.40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Camp de l'Arpa (10)</text:p>
          </table:table-cell>
          <table:table-cell office:value-type="float" office:value="203.245" calcext:value-type="float">
            <text:p>203,245</text:p>
          </table:table-cell>
          <table:table-cell office:value-type="float" office:value="130.278" calcext:value-type="float">
            <text:p>130,278</text:p>
          </table:table-cell>
          <table:table-cell office:value-type="float" office:value="72.54" calcext:value-type="float">
            <text:p>72,54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55.68%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5.95%</text:p>
          </table:table-cell>
          <table:table-cell office:value-type="string" calcext:value-type="string">
            <text:p>3.27%</text:p>
          </table:table-cell>
          <table:table-cell office:value-type="string" calcext:value-type="string">
            <text:p>3.81%</text:p>
          </table:table-cell>
          <table:table-cell office:value-type="string" calcext:value-type="string">
            <text:p>3.58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El Clot-Josep Benet (11)</text:p>
          </table:table-cell>
          <table:table-cell office:value-type="float" office:value="161.378" calcext:value-type="float">
            <text:p>161,378</text:p>
          </table:table-cell>
          <table:table-cell office:value-type="float" office:value="83.66" calcext:value-type="float">
            <text:p>83,66</text:p>
          </table:table-cell>
          <table:table-cell office:value-type="float" office:value="52.315" calcext:value-type="float">
            <text:p>52,315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62.53%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0.60%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2.45%</text:p>
          </table:table-cell>
          <table:table-cell office:value-type="string" calcext:value-type="string">
            <text:p>2.58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Poblenou-Manuel Arranz</text:p>
          </table:table-cell>
          <table:table-cell office:value-type="float" office:value="186.214" calcext:value-type="float">
            <text:p>186,214</text:p>
          </table:table-cell>
          <table:table-cell office:value-type="float" office:value="123.247" calcext:value-type="float">
            <text:p>123,247</text:p>
          </table:table-cell>
          <table:table-cell office:value-type="float" office:value="72.364" calcext:value-type="float">
            <text:p>72,364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58.71%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3.78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3.57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Ramon d'Alòs-Moner</text:p>
          </table:table-cell>
          <table:table-cell office:value-type="float" office:value="37.695" calcext:value-type="float">
            <text:p>37,695</text:p>
          </table:table-cell>
          <table:table-cell office:value-type="float" office:value="29.327" calcext:value-type="float">
            <text:p>29,327</text:p>
          </table:table-cell>
          <table:table-cell office:value-type="float" office:value="18.346" calcext:value-type="float">
            <text:p>18,346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62.56%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4.81%</text:p>
          </table:table-cell>
          <table:table-cell office:value-type="string" calcext:value-type="string">
            <text:p>0.61%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0.91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Sant Martí de Provençals</text:p>
          </table:table-cell>
          <table:table-cell office:value-type="float" office:value="57.246" calcext:value-type="float">
            <text:p>57,246</text:p>
          </table:table-cell>
          <table:table-cell office:value-type="float" office:value="43.783" calcext:value-type="float">
            <text:p>43,783</text:p>
          </table:table-cell>
          <table:table-cell office:value-type="float" office:value="28.168" calcext:value-type="float">
            <text:p>28,168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64.34%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7.31%</text:p>
          </table:table-cell>
          <table:table-cell office:value-type="string" calcext:value-type="string">
            <text:p>0.92%</text:p>
          </table:table-cell>
          <table:table-cell office:value-type="string" calcext:value-type="string">
            <text:p>1.28%</text:p>
          </table:table-cell>
          <table:table-cell office:value-type="string" calcext:value-type="string">
            <text:p>1.39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t Martí</text:p>
          </table:table-cell>
          <table:table-cell office:value-type="string" calcext:value-type="string">
            <text:p>Biblioteca Xavier Benguerel</text:p>
          </table:table-cell>
          <table:table-cell office:value-type="float" office:value="137.436" calcext:value-type="float">
            <text:p>137,436</text:p>
          </table:table-cell>
          <table:table-cell office:value-type="float" office:value="115.26" calcext:value-type="float">
            <text:p>115,26</text:p>
          </table:table-cell>
          <table:table-cell office:value-type="float" office:value="65.52" calcext:value-type="float">
            <text:p>65,52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56.85%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7.55%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3.37%</text:p>
          </table:table-cell>
          <table:table-cell office:value-type="string" calcext:value-type="string">
            <text:p>3.24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10. Sant Martí</text:p>
          </table:table-cell>
          <table:table-cell office:value-type="float" office:value="783.214" calcext:value-type="float">
            <text:p>783,214</text:p>
          </table:table-cell>
          <table:table-cell office:value-type="float" office:value="525.555" calcext:value-type="float">
            <text:p>525,555</text:p>
          </table:table-cell>
          <table:table-cell office:value-type="float" office:value="309.253" calcext:value-type="float">
            <text:p>309,253</text:p>
          </table:table-cell>
          <table:table-cell office:value-type="string" calcext:value-type="string">
            <text:p>38,943.17 </text:p>
          </table:table-cell>
          <table:table-cell office:value-type="string" calcext:value-type="string">
            <text:p>233,659.00 </text:p>
          </table:table-cell>
          <table:table-cell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58.84%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.62%</text:p>
          </table:table-cell>
          <table:table-cell office:value-type="string" calcext:value-type="string">
            <text:p>15.36%</text:p>
          </table:table-cell>
          <table:table-cell office:value-type="string" calcext:value-type="string">
            <text:p>15.27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arxa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general</text:p>
          </table:table-cell>
          <table:table-cell office:value-type="string" calcext:value-type="string">
            <text:p>6,207,187</text:p>
          </table:table-cell>
          <table:table-cell office:value-type="string" calcext:value-type="string">
            <text:p>3,421,480</text:p>
          </table:table-cell>
          <table:table-cell office:value-type="string" calcext:value-type="string">
            <text:p>2,025,095</text:p>
          </table:table-cell>
          <table:table-cell table:number-columns-repeated="8"/>
          <table:table-cell table:number-columns-repeated="2" office:value-type="string" calcext:value-type="string">
            <text:p>10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3" meta:object-count="0"/>
    <meta:generator>LibreOffice/4.2.8.2$Linux_X86_64 LibreOffice_project/420m0$Build-2</meta:generator>
  </office:meta>
</office:document-meta>
</file>